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09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13.986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03" table:default-cell-style-name="Excel_20_Built-in_20_Normal"/>
        <table:table-column table:style-name="co2" table:number-columns-repeated="1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rs</text:p>
          </table:table-cell>
          <table:table-cell office:value-type="string">
            <text:p>W4Efsd</text:p>
          </table:table-cell>
          <table:table-cell office:value-type="string">
            <text:p>Address</text:p>
          </table:table-cell>
          <table:table-cell/>
          <table:table-cell office:value-type="string">
            <text:p>FQ2IWe src</text:p>
          </table:table-cell>
          <table:table-cell table:number-columns-repeated="1018"/>
        </table:table-row>
        <table:table-row table:style-name="ro1">
          <table:table-cell office:value-type="string">
            <text:p>That's Toast</text:p>
          </table:table-cell>
          <table:table-cell office:value-type="string">
            <text:p>4.8</text:p>
          </table:table-cell>
          <table:table-cell office:value-type="string">
            <text:p>Brunch</text:p>
          </table:table-cell>
          <table:table-cell office:value-type="string">
            <text:p>·</text:p>
          </table:table-cell>
          <table:table-cell office:value-type="string">
            <text:p>Dweersstraat 4</text:p>
          </table:table-cell>
          <table:table-cell office:value-type="string">
            <text:p>https://lh5.googleusercontent.com/p/AF1QipOY6hQ_0ySL2c3VCSyQByB5wtll1XqBXSH-D8Bu=w122-h92-k-no</text:p>
          </table:table-cell>
          <table:table-cell table:number-columns-repeated="1018"/>
        </table:table-row>
        <table:table-row table:style-name="ro1">
          <table:table-cell office:value-type="string">
            <text:p>De Gastro</text:p>
          </table:table-cell>
          <table:table-cell office:value-type="string">
            <text:p>4.6</text:p>
          </table:table-cell>
          <table:table-cell office:value-type="string">
            <text:p>Belgian</text:p>
          </table:table-cell>
          <table:table-cell office:value-type="string">
            <text:p>·</text:p>
          </table:table-cell>
          <table:table-cell office:value-type="string">
            <text:p>Braambergstraat 6</text:p>
          </table:table-cell>
          <table:table-cell office:value-type="string">
            <text:p>https://lh5.googleusercontent.com/p/AF1QipMfNvBm7XvNGQwAzScNoK9xrXVlDdLNurvwHfbl=w122-h92-k-no</text:p>
          </table:table-cell>
          <table:table-cell table:number-columns-repeated="1018"/>
        </table:table-row>
        <table:table-row table:style-name="ro1">
          <table:table-cell office:value-type="string">
            <text:p>Mozart Restaurant Brugge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Sint-Jakobsstraat 9</text:p>
          </table:table-cell>
          <table:table-cell office:value-type="string">
            <text:p>https://lh5.googleusercontent.com/p/AF1QipOSAk7nJW_F1v8qxALjkfBCS2aZRZX6MkqU8gZJ=w122-h92-k-no</text:p>
          </table:table-cell>
          <table:table-cell table:number-columns-repeated="1018"/>
        </table:table-row>
        <table:table-row table:style-name="ro1">
          <table:table-cell office:value-type="string">
            <text:p>ONE Restaurant</text:p>
          </table:table-cell>
          <table:table-cell office:value-type="string">
            <text:p>4.6</text:p>
          </table:table-cell>
          <table:table-cell office:value-type="string">
            <text:p>Belgian</text:p>
          </table:table-cell>
          <table:table-cell office:value-type="string">
            <text:p>Arsenaalstraat 55</text:p>
          </table:table-cell>
          <table:table-cell office:value-type="string">
            <text:p>Quaint space for classic eats &amp; wine</text:p>
          </table:table-cell>
          <table:table-cell office:value-type="string">
            <text:p>https://lh5.googleusercontent.com/p/AF1QipOOst1weRmIhGQjFBfswkCU1Q0WNikrcAWOoTKP=w138-h92-k-no</text:p>
          </table:table-cell>
          <table:table-cell table:number-columns-repeated="1018"/>
        </table:table-row>
        <table:table-row table:style-name="ro1">
          <table:table-cell office:value-type="string">
            <text:p>De Pepermolen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Langestraat 16</text:p>
          </table:table-cell>
          <table:table-cell/>
          <table:table-cell office:value-type="string">
            <text:p>https://lh5.googleusercontent.com/p/AF1QipOqhDC3DOz_IGAHWiO6jZWAPsXX7oNA0sp2ew_i=w163-h92-k-no</text:p>
          </table:table-cell>
          <table:table-cell table:number-columns-repeated="1018"/>
        </table:table-row>
        <table:table-row table:style-name="ro1">
          <table:table-cell office:value-type="string">
            <text:p>Poules Moules</text:p>
          </table:table-cell>
          <table:table-cell office:value-type="string">
            <text:p>4.3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Simon Stevinplein 9</text:p>
          </table:table-cell>
          <table:table-cell office:value-type="string">
            <text:p>https://lh5.googleusercontent.com/p/AF1QipO_Ks9EGTo0uvxQ7xyEoNTaNB9hBtaV26SWpj2Y=w163-h92-k-no</text:p>
          </table:table-cell>
          <table:table-cell table:number-columns-repeated="1018"/>
        </table:table-row>
        <table:table-row table:style-name="ro1">
          <table:table-cell office:value-type="string">
            <text:p>Bistro Bruut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Meestraat 9</text:p>
          </table:table-cell>
          <table:table-cell office:value-type="string">
            <text:p>https://lh5.googleusercontent.com/p/AF1QipP9q40r8nkQGM6TDDc3uFj-00jqWGmnca3t-YDJ=w122-h92-k-no</text:p>
          </table:table-cell>
          <table:table-cell table:number-columns-repeated="1018"/>
        </table:table-row>
        <table:table-row table:style-name="ro1">
          <table:table-cell office:value-type="string">
            <text:p>Balthasar Brugge</text:p>
          </table:table-cell>
          <table:table-cell office:value-type="string">
            <text:p>4.6</text:p>
          </table:table-cell>
          <table:table-cell office:value-type="string">
            <text:p>Breakfast</text:p>
          </table:table-cell>
          <table:table-cell office:value-type="string">
            <text:p>Sint-Amandsstraat 37</text:p>
          </table:table-cell>
          <table:table-cell/>
          <table:table-cell office:value-type="string">
            <text:p>https://lh5.googleusercontent.com/p/AF1QipM2VEzNLD_KboS5RjfhbxhFOrTVW84eroKRasP5=w80-h107-k-no</text:p>
          </table:table-cell>
          <table:table-cell table:number-columns-repeated="1018"/>
        </table:table-row>
        <table:table-row table:style-name="ro1">
          <table:table-cell office:value-type="string">
            <text:p>LESS Eatery</text:p>
          </table:table-cell>
          <table:table-cell office:value-type="string">
            <text:p>4.5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't Zand 21a</text:p>
          </table:table-cell>
          <table:table-cell office:value-type="string">
            <text:p>https://lh5.googleusercontent.com/p/AF1QipPRJRGQgx_ibpJ7RyCUaRMg6xTRB13pfi8jwyZQ=w137-h92-k-no</text:p>
          </table:table-cell>
          <table:table-cell table:number-columns-repeated="1018"/>
        </table:table-row>
        <table:table-row table:style-name="ro1">
          <table:table-cell office:value-type="string">
            <text:p>Restaurant De Wijngaert</text:p>
          </table:table-cell>
          <table:table-cell office:value-type="string">
            <text:p>4.4</text:p>
          </table:table-cell>
          <table:table-cell office:value-type="string">
            <text:p>Restaurant</text:p>
          </table:table-cell>
          <table:table-cell office:value-type="string">
            <text:p>Wijngaardstraat 15</text:p>
          </table:table-cell>
          <table:table-cell/>
          <table:table-cell office:value-type="string">
            <text:p>https://lh5.googleusercontent.com/p/AF1QipPdnmTtKNux2jGEcwG-37YOds6_3oNGczRDzxGh=w163-h92-k-no</text:p>
          </table:table-cell>
          <table:table-cell table:number-columns-repeated="1018"/>
        </table:table-row>
        <table:table-row table:style-name="ro1">
          <table:table-cell office:value-type="string">
            <text:p>The Olive Tree Brugge</text:p>
          </table:table-cell>
          <table:table-cell office:value-type="string">
            <text:p>4.5</text:p>
          </table:table-cell>
          <table:table-cell office:value-type="string">
            <text:p>Greek</text:p>
          </table:table-cell>
          <table:table-cell office:value-type="string">
            <text:p>Wollestraat 3</text:p>
          </table:table-cell>
          <table:table-cell office:value-type="string">
            <text:p>Warm, family-owned Greek restaurant</text:p>
          </table:table-cell>
          <table:table-cell office:value-type="string">
            <text:p>https://lh5.googleusercontent.com/p/AF1QipMmfRxpvmUTBrRwMrePvcd9jGTaBcC5yb2a74_V=w122-h92-k-no</text:p>
          </table:table-cell>
          <table:table-cell table:number-columns-repeated="1018"/>
        </table:table-row>
        <table:table-row table:style-name="ro1">
          <table:table-cell office:value-type="string">
            <text:p>Guillaume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Korte Lane 20</text:p>
          </table:table-cell>
          <table:table-cell office:value-type="string">
            <text:p>https://lh5.googleusercontent.com/p/AF1QipMlR9bx8XiW8Jh_ryYSaimetocg8R_dIGsEBHCz=w137-h92-k-no</text:p>
          </table:table-cell>
          <table:table-cell table:number-columns-repeated="1018"/>
        </table:table-row>
        <table:table-row table:style-name="ro1">
          <table:table-cell office:value-type="string">
            <text:p>De Stove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Kleine Sint-Amandsstraat 4</text:p>
          </table:table-cell>
          <table:table-cell office:value-type="string">
            <text:p>https://lh5.googleusercontent.com/p/AF1QipN6VUQ5glYbWwZFUF9qij_CCLgdqFENzKjyweiu=w80-h106-k-no</text:p>
          </table:table-cell>
          <table:table-cell table:number-columns-repeated="1018"/>
        </table:table-row>
        <table:table-row table:style-name="ro1">
          <table:table-cell office:value-type="string">
            <text:p>Bij Koen &amp; Marijke</text:p>
          </table:table-cell>
          <table:table-cell office:value-type="string">
            <text:p>4.8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Hooistraat 42</text:p>
          </table:table-cell>
          <table:table-cell office:value-type="string">
            <text:p>https://lh5.googleusercontent.com/p/AF1QipPJ8jWhL-EtpL8Nov-YVoQKcO22TX4JpqjsWS1K=w92-h92-k-no</text:p>
          </table:table-cell>
          <table:table-cell table:number-columns-repeated="1018"/>
        </table:table-row>
        <table:table-row table:style-name="ro1">
          <table:table-cell office:value-type="string">
            <text:p>Réliva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Goezeputstraat 6</text:p>
          </table:table-cell>
          <table:table-cell office:value-type="string">
            <text:p>Intimate restaurant with a garden patio</text:p>
          </table:table-cell>
          <table:table-cell office:value-type="string">
            <text:p>https://lh5.googleusercontent.com/p/AF1QipNVaQd27CNXYbymsMy0-lbIx5-h_h69PHHzuKqe=w137-h92-k-no</text:p>
          </table:table-cell>
          <table:table-cell table:number-columns-repeated="1018"/>
        </table:table-row>
        <table:table-row table:style-name="ro1">
          <table:table-cell office:value-type="string">
            <text:p>Le Mystique</text:p>
          </table:table-cell>
          <table:table-cell office:value-type="string">
            <text:p>4.8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Niklaas Desparsstraat 11</text:p>
          </table:table-cell>
          <table:table-cell office:value-type="string">
            <text:p>https://lh5.googleusercontent.com/p/AF1QipM8z7Ci1ii5VDGjIId0HrOftT331NTMcDPTT5V4=w137-h92-k-no</text:p>
          </table:table-cell>
          <table:table-cell table:number-columns-repeated="1018"/>
        </table:table-row>
        <table:table-row table:style-name="ro1">
          <table:table-cell office:value-type="string">
            <text:p>Le Chef et Moi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Dijver 13</text:p>
          </table:table-cell>
          <table:table-cell/>
          <table:table-cell office:value-type="string">
            <text:p>https://lh5.googleusercontent.com/p/AF1QipNYKvZ1qdtbHaBXxWd2nkBWh8oWixXF85W2fJEW=w122-h92-k-no</text:p>
          </table:table-cell>
          <table:table-cell table:number-columns-repeated="1018"/>
        </table:table-row>
        <table:table-row table:style-name="ro1">
          <table:table-cell office:value-type="string">
            <text:p>Franco Belge Restaurant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Langestraat 109</text:p>
          </table:table-cell>
          <table:table-cell office:value-type="string">
            <text:p>https://lh5.googleusercontent.com/p/AF1QipMZ85FqgHmRQXrhQaIKkRd-fY0JowasF_p29lcn=w92-h92-k-no</text:p>
          </table:table-cell>
          <table:table-cell table:number-columns-repeated="1018"/>
        </table:table-row>
        <table:table-row table:style-name="ro1">
          <table:table-cell office:value-type="string">
            <text:p>Opus Latino</text:p>
          </table:table-cell>
          <table:table-cell office:value-type="string">
            <text:p>4.5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Burg 15</text:p>
          </table:table-cell>
          <table:table-cell office:value-type="string">
            <text:p>https://lh5.googleusercontent.com/p/AF1QipPgv5aTw5uAtFx4vL_tiMkaZqf1Ccv1sbUhBe8M=w122-h92-k-no</text:p>
          </table:table-cell>
          <table:table-cell table:number-columns-repeated="1018"/>
        </table:table-row>
        <table:table-row table:style-name="ro1">
          <table:table-cell office:value-type="string">
            <text:p>ONSLOW</text:p>
          </table:table-cell>
          <table:table-cell office:value-type="string">
            <text:p>4.8</text:p>
          </table:table-cell>
          <table:table-cell office:value-type="string">
            <text:p>Restaurant</text:p>
          </table:table-cell>
          <table:table-cell office:value-type="string">
            <text:p>Jeruzalemstraat 53</text:p>
          </table:table-cell>
          <table:table-cell/>
          <table:table-cell office:value-type="string">
            <text:p>https://lh5.googleusercontent.com/p/AF1QipPHjxP9MhvZu3X78OZ3gx3VNnmGUnIQ5Jus8NJw=w163-h92-k-no</text:p>
          </table:table-cell>
          <table:table-cell table:number-columns-repeated="1018"/>
        </table:table-row>
        <table:table-row table:style-name="ro1">
          <table:table-cell office:value-type="string">
            <text:p>'t Zandkoekje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Smedenstraat 7</text:p>
          </table:table-cell>
          <table:table-cell office:value-type="string">
            <text:p>https://lh5.googleusercontent.com/p/AF1QipMGYjlFRDpioT1mEvfdd6HW9B5m78jjBNvQKfj2=w89-h92-k-no</text:p>
          </table:table-cell>
          <table:table-cell table:number-columns-repeated="1018"/>
        </table:table-row>
        <table:table-row table:style-name="ro1">
          <table:table-cell office:value-type="string">
            <text:p>Otomat</text:p>
          </table:table-cell>
          <table:table-cell office:value-type="string">
            <text:p>4.3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Simon Stevinplein 12</text:p>
          </table:table-cell>
          <table:table-cell office:value-type="string">
            <text:p>https://lh5.googleusercontent.com/p/AF1QipPuygY9G5uaWmDNYRnU7_tYcSgP7XJii6fM9MJu=w163-h92-k-no</text:p>
          </table:table-cell>
          <table:table-cell table:number-columns-repeated="1018"/>
        </table:table-row>
        <table:table-row table:style-name="ro1">
          <table:table-cell office:value-type="string">
            <text:p>El Churrasco Argentino</text:p>
          </table:table-cell>
          <table:table-cell office:value-type="string">
            <text:p>4.4</text:p>
          </table:table-cell>
          <table:table-cell office:value-type="string">
            <text:p>Restaurant</text:p>
          </table:table-cell>
          <table:table-cell office:value-type="string">
            <text:p>Vlamingstraat 76</text:p>
          </table:table-cell>
          <table:table-cell/>
          <table:table-cell office:value-type="string">
            <text:p>https://lh5.googleusercontent.com/p/AF1QipPn-ivv2hSWWi0KRfetdE9vemfbcelFDIMVwoOs=w122-h92-k-no</text:p>
          </table:table-cell>
          <table:table-cell table:number-columns-repeated="1018"/>
        </table:table-row>
        <table:table-row table:style-name="ro1">
          <table:table-cell office:value-type="string">
            <text:p>Assiette Blanche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Philipstockstraat 23</text:p>
          </table:table-cell>
          <table:table-cell/>
          <table:table-cell office:value-type="string">
            <text:p>https://lh5.googleusercontent.com/p/AF1QipMmgoXuXia7RUHsQ3dSdaoI5QEsKQNpFQemcnns=w122-h92-k-no</text:p>
          </table:table-cell>
          <table:table-cell table:number-columns-repeated="1018"/>
        </table:table-row>
        <table:table-row table:style-name="ro1">
          <table:table-cell office:value-type="string">
            <text:p>Restaurant Goesepitte 43</text:p>
          </table:table-cell>
          <table:table-cell office:value-type="string">
            <text:p>4.8</text:p>
          </table:table-cell>
          <table:table-cell office:value-type="string">
            <text:p>Restaurant</text:p>
          </table:table-cell>
          <table:table-cell office:value-type="string">
            <text:p>Goezeputstraat 43</text:p>
          </table:table-cell>
          <table:table-cell/>
          <table:table-cell office:value-type="string">
            <text:p>https://lh5.googleusercontent.com/p/AF1QipO8sfwO_SbfCPasfPjikY_5vRQJ6xjVNHmXTk_u=w137-h92-k-no</text:p>
          </table:table-cell>
          <table:table-cell table:number-columns-repeated="1018"/>
        </table:table-row>
        <table:table-row table:style-name="ro1">
          <table:table-cell office:value-type="string">
            <text:p>Malesherbes (Delicatessen)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Stoofstraat 5</text:p>
          </table:table-cell>
          <table:table-cell/>
          <table:table-cell office:value-type="string">
            <text:p>https://lh5.googleusercontent.com/p/AF1QipMfSis5PqenHHuLeEGttnDhGkCBgJH968GAMDRE=w122-h92-k-no</text:p>
          </table:table-cell>
          <table:table-cell table:number-columns-repeated="1018"/>
        </table:table-row>
        <table:table-row table:style-name="ro1">
          <table:table-cell office:value-type="string">
            <text:p>Juliette</text:p>
          </table:table-cell>
          <table:table-cell office:value-type="string">
            <text:p>4.4</text:p>
          </table:table-cell>
          <table:table-cell office:value-type="string">
            <text:p>Restaurant</text:p>
          </table:table-cell>
          <table:table-cell office:value-type="string">
            <text:p>Dweersstraat 15</text:p>
          </table:table-cell>
          <table:table-cell/>
          <table:table-cell office:value-type="string">
            <text:p>https://lh5.googleusercontent.com/p/AF1QipMAFoKWBwltyls_mX_cjpVn9SA_2xXnOw5pdGF5=w80-h106-k-no</text:p>
          </table:table-cell>
          <table:table-cell table:number-columns-repeated="1018"/>
        </table:table-row>
        <table:table-row table:style-name="ro1">
          <table:table-cell office:value-type="string">
            <text:p>Cambrinus</text:p>
          </table:table-cell>
          <table:table-cell office:value-type="string">
            <text:p>4.4</text:p>
          </table:table-cell>
          <table:table-cell office:value-type="string">
            <text:p>Brasserie</text:p>
          </table:table-cell>
          <table:table-cell office:value-type="string">
            <text:p>·</text:p>
          </table:table-cell>
          <table:table-cell office:value-type="string">
            <text:p>Philipstockstraat 19</text:p>
          </table:table-cell>
          <table:table-cell office:value-type="string">
            <text:p>https://lh5.googleusercontent.com/p/AF1QipMTqVq3_4Jt__R0pHGlFRGmu1voR70zTTLlIhAI=w122-h92-k-no</text:p>
          </table:table-cell>
          <table:table-cell table:number-columns-repeated="1018"/>
        </table:table-row>
        <table:table-row table:style-name="ro1">
          <table:table-cell office:value-type="string">
            <text:p>Seafoodbar Belge</text:p>
          </table:table-cell>
          <table:table-cell office:value-type="string">
            <text:p>4.6</text:p>
          </table:table-cell>
          <table:table-cell office:value-type="string">
            <text:p>Seafood</text:p>
          </table:table-cell>
          <table:table-cell office:value-type="string">
            <text:p>Eiermarkt 14</text:p>
          </table:table-cell>
          <table:table-cell/>
          <table:table-cell office:value-type="string">
            <text:p>https://lh5.googleusercontent.com/p/AF1QipPvcFHucTi7Yz7nZG2DLVRTKquBxt6B3BJzv8mk=w122-h92-k-no</text:p>
          </table:table-cell>
          <table:table-cell table:number-columns-repeated="1018"/>
        </table:table-row>
        <table:table-row table:style-name="ro1">
          <table:table-cell office:value-type="string">
            <text:p>Sans Cravate</text:p>
          </table:table-cell>
          <table:table-cell office:value-type="string">
            <text:p>4.1</text:p>
          </table:table-cell>
          <table:table-cell office:value-type="string">
            <text:p>Fine Dining</text:p>
          </table:table-cell>
          <table:table-cell office:value-type="string">
            <text:p>·</text:p>
          </table:table-cell>
          <table:table-cell office:value-type="string">
            <text:p>Langestraat 159</text:p>
          </table:table-cell>
          <table:table-cell office:value-type="string">
            <text:p>https://lh5.googleusercontent.com/p/AF1QipPUXlBtDovQqDIn_PkiExTKWMgJQdbCJWN6u60_=w92-h92-k-no</text:p>
          </table:table-cell>
          <table:table-cell table:number-columns-repeated="1018"/>
        </table:table-row>
        <table:table-row table:style-name="ro1">
          <table:table-cell office:value-type="string">
            <text:p>@Tattie's</text:p>
          </table:table-cell>
          <table:table-cell office:value-type="string">
            <text:p>4.6</text:p>
          </table:table-cell>
          <table:table-cell office:value-type="string">
            <text:p>Breakfast</text:p>
          </table:table-cell>
          <table:table-cell office:value-type="string">
            <text:p>·</text:p>
          </table:table-cell>
          <table:table-cell office:value-type="string">
            <text:p>Jan van Eyckplein 3</text:p>
          </table:table-cell>
          <table:table-cell office:value-type="string">
            <text:p>https://lh5.googleusercontent.com/p/AF1QipNqsVGDweVTv4BWD2ueiHNZXQabrVauTkTMg8Zf=w163-h92-k-no</text:p>
          </table:table-cell>
          <table:table-cell table:number-columns-repeated="1018"/>
        </table:table-row>
        <table:table-row table:style-name="ro1">
          <table:table-cell office:value-type="string">
            <text:p>Jilles Bier &amp; Burgers Brugge</text:p>
          </table:table-cell>
          <table:table-cell office:value-type="string">
            <text:p>4.2</text:p>
          </table:table-cell>
          <table:table-cell office:value-type="string">
            <text:p>Hamburger</text:p>
          </table:table-cell>
          <table:table-cell office:value-type="string">
            <text:p>·</text:p>
          </table:table-cell>
          <table:table-cell office:value-type="string">
            <text:p>Braambergstraat 10</text:p>
          </table:table-cell>
          <table:table-cell office:value-type="string">
            <text:p>https://lh5.googleusercontent.com/p/AF1QipNzEI9L7UdiusNnId0D5FgIVH4HTtNe00KI65Tf=w137-h92-k-no</text:p>
          </table:table-cell>
          <table:table-cell table:number-columns-repeated="1018"/>
        </table:table-row>
        <table:table-row table:style-name="ro1">
          <table:table-cell office:value-type="string">
            <text:p>'t Nieuw Walnutje</text:p>
          </table:table-cell>
          <table:table-cell office:value-type="string">
            <text:p>4.3</text:p>
          </table:table-cell>
          <table:table-cell office:value-type="string">
            <text:p>Restaurant</text:p>
          </table:table-cell>
          <table:table-cell office:value-type="string">
            <text:p>Walplein 3</text:p>
          </table:table-cell>
          <table:table-cell/>
          <table:table-cell office:value-type="string">
            <text:p>https://lh5.googleusercontent.com/p/AF1QipPURsoBZC9YNcWHmeUYXLOdkUpycNokeELShhO3=w122-h92-k-no</text:p>
          </table:table-cell>
          <table:table-cell table:number-columns-repeated="1018"/>
        </table:table-row>
        <table:table-row table:style-name="ro1">
          <table:table-cell office:value-type="string">
            <text:p>Mr Spaghetti</text:p>
          </table:table-cell>
          <table:table-cell office:value-type="string">
            <text:p>4.4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Mariastraat 38</text:p>
          </table:table-cell>
          <table:table-cell office:value-type="string">
            <text:p>https://lh5.googleusercontent.com/p/AF1QipPshhJHnKp5YEhszIbiJi0CTuJtLhBYtAho5BgG=w122-h92-k-no</text:p>
          </table:table-cell>
          <table:table-cell table:number-columns-repeated="1018"/>
        </table:table-row>
        <table:table-row table:style-name="ro1">
          <table:table-cell office:value-type="string">
            <text:p>Blackbird</text:p>
          </table:table-cell>
          <table:table-cell office:value-type="string">
            <text:p>4.5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Jan van Eyckplein 7</text:p>
          </table:table-cell>
          <table:table-cell office:value-type="string">
            <text:p>https://lh5.googleusercontent.com/p/AF1QipORAzh-CMC5gncij30HGCnEE6ZKmWegzfPybnBA=w163-h92-k-no</text:p>
          </table:table-cell>
          <table:table-cell table:number-columns-repeated="1018"/>
        </table:table-row>
        <table:table-row table:style-name="ro1">
          <table:table-cell office:value-type="string">
            <text:p>Casa Di Kaspi</text:p>
          </table:table-cell>
          <table:table-cell office:value-type="string">
            <text:p>4.3</text:p>
          </table:table-cell>
          <table:table-cell office:value-type="string">
            <text:p>Restaurant</text:p>
          </table:table-cell>
          <table:table-cell office:value-type="string">
            <text:p>Sint-Amandsstraat 35</text:p>
          </table:table-cell>
          <table:table-cell/>
          <table:table-cell office:value-type="string">
            <text:p>https://lh5.googleusercontent.com/p/AF1QipMXNaUvel4zS7z3qGrVU7mEtxvFHOijNFI958w=w80-h106-k-no</text:p>
          </table:table-cell>
          <table:table-cell table:number-columns-repeated="1018"/>
        </table:table-row>
        <table:table-row table:style-name="ro1">
          <table:table-cell office:value-type="string">
            <text:p>Kottee Kaffee</text:p>
          </table:table-cell>
          <table:table-cell office:value-type="string">
            <text:p>4.7</text:p>
          </table:table-cell>
          <table:table-cell office:value-type="string">
            <text:p>Breakfast</text:p>
          </table:table-cell>
          <table:table-cell office:value-type="string">
            <text:p>·</text:p>
          </table:table-cell>
          <table:table-cell office:value-type="string">
            <text:p>Ezelstraat 68</text:p>
          </table:table-cell>
          <table:table-cell office:value-type="string">
            <text:p>https://lh5.googleusercontent.com/p/AF1QipNEacuhpAYTWXuGmZXeid_v9kzTHpTAlUaG_Ll5=w122-h92-k-no</text:p>
          </table:table-cell>
          <table:table-cell table:number-columns-repeated="1018"/>
        </table:table-row>
        <table:table-row table:style-name="ro1">
          <table:table-cell office:value-type="string">
            <text:p>Pietje Pek</text:p>
          </table:table-cell>
          <table:table-cell office:value-type="string">
            <text:p>4.0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Sint-Jakobsstraat 13</text:p>
          </table:table-cell>
          <table:table-cell office:value-type="string">
            <text:p>https://lh5.googleusercontent.com/p/AF1QipO64OfRudSkJw3klotajEWjjgth9ClrNaJmSfCq=w138-h92-k-no</text:p>
          </table:table-cell>
          <table:table-cell table:number-columns-repeated="1018"/>
        </table:table-row>
        <table:table-row table:style-name="ro1">
          <table:table-cell office:value-type="string">
            <text:p>Zet'joe</text:p>
          </table:table-cell>
          <table:table-cell office:value-type="string">
            <text:p>4.7</text:p>
          </table:table-cell>
          <table:table-cell office:value-type="string">
            <text:p>Fine Dining</text:p>
          </table:table-cell>
          <table:table-cell office:value-type="string">
            <text:p>Langestraat 11</text:p>
          </table:table-cell>
          <table:table-cell/>
          <table:table-cell office:value-type="string">
            <text:p>https://lh5.googleusercontent.com/p/AF1QipNCBmjNdysI7cjYHY4OKGbNHbyc9Cjq6Ibz6hIF=w137-h92-k-no</text:p>
          </table:table-cell>
          <table:table-cell table:number-columns-repeated="1018"/>
        </table:table-row>
        <table:table-row table:style-name="ro1">
          <table:table-cell office:value-type="string">
            <text:p>L'Aperovino Wine &amp; Tasty Tapas</text:p>
          </table:table-cell>
          <table:table-cell office:value-type="string">
            <text:p>4.9</text:p>
          </table:table-cell>
          <table:table-cell office:value-type="string">
            <text:p>Restaurant</text:p>
          </table:table-cell>
          <table:table-cell office:value-type="string">
            <text:p>Academiestraat 2</text:p>
          </table:table-cell>
          <table:table-cell/>
          <table:table-cell office:value-type="string">
            <text:p>https://lh5.googleusercontent.com/p/AF1QipNn5wAucJlyTWSfx-GGzPC_kzmMSpGuFPuns6Bq=w137-h92-k-no</text:p>
          </table:table-cell>
          <table:table-cell table:number-columns-repeated="1018"/>
        </table:table-row>
        <table:table-row table:style-name="ro1">
          <table:table-cell office:value-type="string">
            <text:p>Kasteel Minnewater</text:p>
          </table:table-cell>
          <table:table-cell office:value-type="string">
            <text:p>3.6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Minnewater 4</text:p>
          </table:table-cell>
          <table:table-cell office:value-type="string">
            <text:p>https://lh5.googleusercontent.com/p/AF1QipNCNZ2hlyO_T4WWnnxrALaSRhu7NrIsCncjRWf4=w122-h92-k-no</text:p>
          </table:table-cell>
          <table:table-cell table:number-columns-repeated="1018"/>
        </table:table-row>
        <table:table-row table:style-name="ro1">
          <table:table-cell office:value-type="string">
            <text:p>Caramel Place de Bruges</text:p>
          </table:table-cell>
          <table:table-cell office:value-type="string">
            <text:p>3.5</text:p>
          </table:table-cell>
          <table:table-cell office:value-type="string">
            <text:p>Restaurant</text:p>
          </table:table-cell>
          <table:table-cell office:value-type="string">
            <text:p>Wollestraat 20</text:p>
          </table:table-cell>
          <table:table-cell/>
          <table:table-cell office:value-type="string">
            <text:p>https://lh5.googleusercontent.com/p/AF1QipPH1FRixx7Yzs_tHE-UAACsGCu3dIepIGY5vK_f=w122-h92-k-no</text:p>
          </table:table-cell>
          <table:table-cell table:number-columns-repeated="1018"/>
        </table:table-row>
        <table:table-row table:style-name="ro1">
          <table:table-cell office:value-type="string">
            <text:p>Más Brugge</text:p>
          </table:table-cell>
          <table:table-cell office:value-type="string">
            <text:p>4.7</text:p>
          </table:table-cell>
          <table:table-cell office:value-type="string">
            <text:p>Restaurant</text:p>
          </table:table-cell>
          <table:table-cell office:value-type="string">
            <text:p>Academiestraat 10</text:p>
          </table:table-cell>
          <table:table-cell/>
          <table:table-cell office:value-type="string">
            <text:p>https://lh5.googleusercontent.com/p/AF1QipOaHNGoWD4CSo22ACvhp0mdVQOBp2rWcMQceeJe=w122-h92-k-no</text:p>
          </table:table-cell>
          <table:table-cell table:number-columns-repeated="1018"/>
        </table:table-row>
        <table:table-row table:style-name="ro1">
          <table:table-cell office:value-type="string">
            <text:p>Little Siam</text:p>
          </table:table-cell>
          <table:table-cell office:value-type="string">
            <text:p>4.7</text:p>
          </table:table-cell>
          <table:table-cell office:value-type="string">
            <text:p>Thai</text:p>
          </table:table-cell>
          <table:table-cell office:value-type="string">
            <text:p>Sint-Salvatorskoorstraat 3</text:p>
          </table:table-cell>
          <table:table-cell/>
          <table:table-cell office:value-type="string">
            <text:p>https://lh5.googleusercontent.com/p/AF1QipPvm3eaDlfVcpDEDgT8w-1bSfZfx6tHU9M5UDEe=w138-h92-k-no</text:p>
          </table:table-cell>
          <table:table-cell table:number-columns-repeated="1018"/>
        </table:table-row>
        <table:table-row table:style-name="ro1">
          <table:table-cell office:value-type="string">
            <text:p>Pieter Pourbus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Pieter Pourbusstraat 1</text:p>
          </table:table-cell>
          <table:table-cell/>
          <table:table-cell office:value-type="string">
            <text:p>https://lh5.googleusercontent.com/p/AF1QipM8vX7v8xbAGyK6Znt-ugr6YJoOe1gBXfHUuslm=w122-h92-k-no</text:p>
          </table:table-cell>
          <table:table-cell table:number-columns-repeated="1018"/>
        </table:table-row>
        <table:table-row table:style-name="ro1">
          <table:table-cell office:value-type="string">
            <text:p>De Mangerie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Oude Burg 20</text:p>
          </table:table-cell>
          <table:table-cell office:value-type="string">
            <text:p>Upscale eatery with creative cuisine</text:p>
          </table:table-cell>
          <table:table-cell office:value-type="string">
            <text:p>https://lh5.googleusercontent.com/p/AF1QipNi6L4TBsa3Pza5sHpWB0oD5bPIswq-UnOUNPVP=w80-h106-k-no</text:p>
          </table:table-cell>
          <table:table-cell table:number-columns-repeated="1018"/>
        </table:table-row>
        <table:table-row table:style-name="ro1">
          <table:table-cell office:value-type="string">
            <text:p>La Gondola</text:p>
          </table:table-cell>
          <table:table-cell office:value-type="string">
            <text:p>4.3</text:p>
          </table:table-cell>
          <table:table-cell office:value-type="string">
            <text:p>Italian</text:p>
          </table:table-cell>
          <table:table-cell office:value-type="string">
            <text:p>·</text:p>
          </table:table-cell>
          <table:table-cell office:value-type="string">
            <text:p>Oude Burg 22</text:p>
          </table:table-cell>
          <table:table-cell office:value-type="string">
            <text:p>https://lh5.googleusercontent.com/p/AF1QipPKAJKT428OQdourDFpfvCLSEcVqvZtCNvm8ssi=w122-h92-k-no</text:p>
          </table:table-cell>
          <table:table-cell table:number-columns-repeated="1018"/>
        </table:table-row>
        <table:table-row table:style-name="ro1">
          <table:table-cell office:value-type="string">
            <text:p>Den Heerd</text:p>
          </table:table-cell>
          <table:table-cell office:value-type="string">
            <text:p>4.5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Nieuwe Gentweg 78</text:p>
          </table:table-cell>
          <table:table-cell office:value-type="string">
            <text:p>https://lh5.googleusercontent.com/p/AF1QipOc-BoyT_S9FKjR7WgOWmF_5scQc9E_SHgL-J1o=w122-h92-k-no</text:p>
          </table:table-cell>
          <table:table-cell table:number-columns-repeated="1018"/>
        </table:table-row>
        <table:table-row table:style-name="ro1">
          <table:table-cell office:value-type="string">
            <text:p>Bistro Refter</text:p>
          </table:table-cell>
          <table:table-cell office:value-type="string">
            <text:p>4.2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Molenmeers 2</text:p>
          </table:table-cell>
          <table:table-cell office:value-type="string">
            <text:p>https://lh5.googleusercontent.com/p/AF1QipMv-YIzsCvw7eg4B3AIY-1es2c6tnk24RAJJ0pJ=w138-h92-k-no</text:p>
          </table:table-cell>
          <table:table-cell table:number-columns-repeated="1018"/>
        </table:table-row>
        <table:table-row table:style-name="ro1">
          <table:table-cell office:value-type="string">
            <text:p>Au Gusto Wine &amp; Dine</text:p>
          </table:table-cell>
          <table:table-cell office:value-type="string">
            <text:p>4.5</text:p>
          </table:table-cell>
          <table:table-cell office:value-type="string">
            <text:p>Italian</text:p>
          </table:table-cell>
          <table:table-cell office:value-type="string">
            <text:p>·</text:p>
          </table:table-cell>
          <table:table-cell office:value-type="string">
            <text:p>Zonnekemeers-Parking Site Oud Sint-Jan or, Mariastraat 38</text:p>
          </table:table-cell>
          <table:table-cell office:value-type="string">
            <text:p>https://lh5.googleusercontent.com/p/AF1QipP0y58RQ7L7_J_G5iblj8Y9IyBgY5WKwPre0t6c=w142-h92-k-no</text:p>
          </table:table-cell>
          <table:table-cell table:number-columns-repeated="1018"/>
        </table:table-row>
        <table:table-row table:style-name="ro1">
          <table:table-cell office:value-type="string">
            <text:p>Tanuki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Oude Gentweg 3</text:p>
          </table:table-cell>
          <table:table-cell/>
          <table:table-cell office:value-type="string">
            <text:p>https://lh5.googleusercontent.com/p/AF1QipPb-eLpoekz51_9qNgDKwWwk1LWzLToYr78_Dkb=w138-h92-k-no</text:p>
          </table:table-cell>
          <table:table-cell table:number-columns-repeated="1018"/>
        </table:table-row>
        <table:table-row table:style-name="ro1">
          <table:table-cell office:value-type="string">
            <text:p>Le Pain Quotidien</text:p>
          </table:table-cell>
          <table:table-cell office:value-type="string">
            <text:p>4.2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Simon Stevinplein 15</text:p>
          </table:table-cell>
          <table:table-cell office:value-type="string">
            <text:p>https://lh5.googleusercontent.com/p/AF1QipNU3R3ga7MAhFnnicke4s_xXXnySgjtf5F3Oexq=w84-h92-k-no</text:p>
          </table:table-cell>
          <table:table-cell table:number-columns-repeated="1018"/>
        </table:table-row>
        <table:table-row table:style-name="ro1">
          <table:table-cell office:value-type="string">
            <text:p>Tom's Diner</text:p>
          </table:table-cell>
          <table:table-cell office:value-type="string">
            <text:p>4.6</text:p>
          </table:table-cell>
          <table:table-cell office:value-type="string">
            <text:p>Bistro</text:p>
          </table:table-cell>
          <table:table-cell office:value-type="string">
            <text:p>·</text:p>
          </table:table-cell>
          <table:table-cell office:value-type="string">
            <text:p>West-Gistelhof 23</text:p>
          </table:table-cell>
          <table:table-cell office:value-type="string">
            <text:p>https://lh5.googleusercontent.com/p/AF1QipMrAw0fCOUlGQK1FK245Vi3BMqGYgIG0DuvdmCx=w122-h92-k-no</text:p>
          </table:table-cell>
          <table:table-cell table:number-columns-repeated="1018"/>
        </table:table-row>
        <table:table-row table:style-name="ro1">
          <table:table-cell office:value-type="string">
            <text:p>Orfeo</text:p>
          </table:table-cell>
          <table:table-cell office:value-type="string">
            <text:p>4.7</text:p>
          </table:table-cell>
          <table:table-cell office:value-type="string">
            <text:p>Italian</text:p>
          </table:table-cell>
          <table:table-cell office:value-type="string">
            <text:p>·</text:p>
          </table:table-cell>
          <table:table-cell office:value-type="string">
            <text:p>Vlamingstraat 53</text:p>
          </table:table-cell>
          <table:table-cell office:value-type="string">
            <text:p>https://lh5.googleusercontent.com/p/AF1QipN6GWf2V3-0YISc7ZS9ysiAFD4rSUKLiPt0f9gH=w122-h92-k-no</text:p>
          </table:table-cell>
          <table:table-cell table:number-columns-repeated="1018"/>
        </table:table-row>
        <table:table-row table:style-name="ro1">
          <table:table-cell office:value-type="string">
            <text:p>La plancha</text:p>
          </table:table-cell>
          <table:table-cell office:value-type="string">
            <text:p>4.5</text:p>
          </table:table-cell>
          <table:table-cell office:value-type="string">
            <text:p>Restaurant</text:p>
          </table:table-cell>
          <table:table-cell office:value-type="string">
            <text:p>·</text:p>
          </table:table-cell>
          <table:table-cell office:value-type="string">
            <text:p>Vlamingstraat 36</text:p>
          </table:table-cell>
          <table:table-cell office:value-type="string">
            <text:p>https://lh5.googleusercontent.com/p/AF1QipPfCqw9mQKK0ZVblLQoNEYrRpZmy6S57Fig5mq6=w122-h92-k-no</text:p>
          </table:table-cell>
          <table:table-cell table:number-columns-repeated="1018"/>
        </table:table-row>
        <table:table-row table:style-name="ro1">
          <table:table-cell office:value-type="string">
            <text:p>Amunì</text:p>
          </table:table-cell>
          <table:table-cell office:value-type="string">
            <text:p>4.5</text:p>
          </table:table-cell>
          <table:table-cell office:value-type="string">
            <text:p>Italian</text:p>
          </table:table-cell>
          <table:table-cell office:value-type="string">
            <text:p>Burg 9</text:p>
          </table:table-cell>
          <table:table-cell/>
          <table:table-cell office:value-type="string">
            <text:p>https://lh5.googleusercontent.com/p/AF1QipOgICmAKjA5OyhCJHcuwQ9OERXxQyRYz3xW84fi=w101-h92-k-no</text:p>
          </table:table-cell>
          <table:table-cell table:number-columns-repeated="1018"/>
        </table:table-row>
        <table:table-row table:style-name="ro1">
          <table:table-cell office:value-type="string">
            <text:p>Lobster Pot</text:p>
          </table:table-cell>
          <table:table-cell office:value-type="string">
            <text:p>4.5</text:p>
          </table:table-cell>
          <table:table-cell office:value-type="string">
            <text:p>Restaurant</text:p>
          </table:table-cell>
          <table:table-cell office:value-type="string">
            <text:p>Sint-Salvatorskerkhof 14</text:p>
          </table:table-cell>
          <table:table-cell/>
          <table:table-cell office:value-type="string">
            <text:p>https://lh5.googleusercontent.com/p/AF1QipN7VKgSBGukMAlkcRsJ9IyBOHLdS7wJiy6BWz3X=w122-h92-k-no</text:p>
          </table:table-cell>
          <table:table-cell table:number-columns-repeated="1018"/>
        </table:table-row>
        <table:table-row table:style-name="ro1">
          <table:table-cell office:value-type="string">
            <text:p>Mama Luca</text:p>
          </table:table-cell>
          <table:table-cell office:value-type="string">
            <text:p>4.6</text:p>
          </table:table-cell>
          <table:table-cell office:value-type="string">
            <text:p>Restaurant</text:p>
          </table:table-cell>
          <table:table-cell office:value-type="string">
            <text:p>Hoogstraat 17</text:p>
          </table:table-cell>
          <table:table-cell/>
          <table:table-cell office:value-type="string">
            <text:p>https://lh5.googleusercontent.com/p/AF1QipMPyeiVc94owHj4LzscP99ynAR5wc_JPNdwKW0p=w122-h92-k-no</text:p>
          </table:table-cell>
          <table:table-cell table:number-columns-repeated="1018"/>
        </table:table-row>
        <table:table-row table:style-name="ro1">
          <table:table-cell office:value-type="string">
            <text:p>Curry Palace &amp; Tandoor</text:p>
          </table:table-cell>
          <table:table-cell office:value-type="string">
            <text:p>4.2</text:p>
          </table:table-cell>
          <table:table-cell office:value-type="string">
            <text:p>Indian</text:p>
          </table:table-cell>
          <table:table-cell office:value-type="string">
            <text:p>Hoogstraat 14</text:p>
          </table:table-cell>
          <table:table-cell/>
          <table:table-cell office:value-type="string">
            <text:p>https://lh5.googleusercontent.com/p/AF1QipPV70_MTpki9Yfkl_jMkV8HA5B7ICvfvzqF8FZc=w122-h92-k-no</text:p>
          </table:table-cell>
          <table:table-cell table:number-columns-repeated="1018"/>
        </table:table-row>
        <table:table-row table:style-name="ro1">
          <table:table-cell office:value-type="string">
            <text:p>Craenenburg</text:p>
          </table:table-cell>
          <table:table-cell office:value-type="string">
            <text:p>3.5</text:p>
          </table:table-cell>
          <table:table-cell office:value-type="string">
            <text:p>Pub</text:p>
          </table:table-cell>
          <table:table-cell office:value-type="string">
            <text:p>Markt 16</text:p>
          </table:table-cell>
          <table:table-cell/>
          <table:table-cell office:value-type="string">
            <text:p>https://lh5.googleusercontent.com/p/AF1QipM3-2WptquzgQITdbtS7BNavSIBeOOJDdwX8Bbc=w137-h92-k-no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9">29/03/2025</text:date>, <text:time>13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9T13:44:41.94</dc:date>
    <dc:creator>admin HOME</dc:creator>
    <meta:document-statistic meta:table-count="1" meta:cell-count="340" meta:object-count="0"/>
    <meta:generator>OpenOffice/4.1.15$Win32 OpenOffice.org_project/4115m2$Build-9813</meta:generator>
  </office:meta>
</office:document-meta>
</file>